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8.012cm" fo:min-width="7.76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216cm" fo:min-width="0.26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684cm" svg:height="11.684cm" svg:x="5.699cm" svg:y="7.4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524cm" svg:height="1.397cm" svg:x="10.779cm" svg:y="12.55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1.541cm" svg:y1="7.477cm" svg:x2="11.922cm" svg:y2="13.192cm">
          <text:p/>
        </draw:line>
        <draw:line draw:style-name="gr3" draw:text-style-name="P1" draw:layer="layout" svg:x1="11.922cm" svg:y1="13.192cm" svg:x2="16.494cm" svg:y2="16.494cm">
          <text:p/>
        </draw:line>
        <draw:line draw:style-name="gr3" draw:text-style-name="P1" draw:layer="layout" svg:x1="11.541cm" svg:y1="7.477cm" svg:x2="11.16cm" svg:y2="13.319cm">
          <text:p/>
        </draw:line>
        <draw:line draw:style-name="gr3" draw:text-style-name="P1" draw:layer="layout" svg:x1="11.16cm" svg:y1="13.319cm" svg:x2="6.588cm" svg:y2="16.494cm">
          <text:p/>
        </draw:line>
        <draw:line draw:style-name="gr3" draw:text-style-name="P1" draw:layer="layout" svg:x1="11.541cm" svg:y1="6.842cm" svg:x2="11.541cm" svg:y2="7.731cm">
          <text:p/>
        </draw:line>
        <draw:ellipse draw:style-name="gr4" draw:text-style-name="P2" draw:layer="layout" svg:width="13.335cm" svg:height="12.954cm" svg:x="5.064cm" svg:y="7.096cm" draw:kind="arc" draw:start-angle="214.48" draw:end-angle="91.57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8T22:28:10.353267748</meta:creation-date>
    <dc:date>2016-02-08T22:45:25.048067545</dc:date>
    <meta:editing-duration>PT2M4S</meta:editing-duration>
    <meta:editing-cycles>1</meta:editing-cycles>
    <meta:document-statistic meta:object-count="8"/>
    <meta:generator>LibreOffice/5.0.2.2$Linux_X86_64 LibreOffice_project/00m0$Build-2</meta:generator>
  </office:meta>
</office:document-meta>
</file>